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"/>
          <table:table-cell table:style-name="ce4" office:value-type="string">
            <text:p>pending ability to remove redundant material and integrate rest into other chapters</text:p>
          </table:table-cell>
          <table:table-cell table:style-name="ce4" table:number-columns-repeated="24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3"/>
          <table:table-cell table:style-name="ce4" office:value-type="string">
            <text:p>a target to eliminate if we are still tight on page count at the end</text:p>
          </table:table-cell>
          <table:table-cell table:style-name="ce4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3"/>
          <table:table-cell table:style-name="ce4" office:value-type="string">
            <text:p>need a place for MPTCs, fundeps if we eliminate this</text:p>
          </table:table-cell>
          <table:table-cell table:style-name="ce4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4];&quot;.*shared.*&quot;)" office:value-type="float" office:value="4">
            <text:p>4</text:p>
          </table:table-cell>
          <table:table-cell table:style-name="ce7" table:formula="oooc:=DCOUNTA([.A3:.E34];0;[.A48:.B49])" office:value-type="float" office:value="3">
            <text:p>3</text:p>
          </table:table-cell>
          <table:table-cell table:style-name="ce8" table:formula="oooc:=[.E41]/[.D41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4];&quot;.*bos.*&quot;)" office:value-type="float" office:value="11">
            <text:p>11</text:p>
          </table:table-cell>
          <table:table-cell table:style-name="ce7" table:formula="oooc:=DCOUNTA([.A3:.E34];0;[.A50:.B51])" office:value-type="float" office:value="9">
            <text:p>9</text:p>
          </table:table-cell>
          <table:table-cell table:style-name="ce8" table:formula="oooc:=[.E42]/[.D42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4];&quot;.*dons.*&quot;)" office:value-type="float" office:value="7">
            <text:p>7</text:p>
          </table:table-cell>
          <table:table-cell table:style-name="ce7" table:formula="oooc:=DCOUNTA([.A3:.E34];0;[.A52:.B53])" office:value-type="float" office:value="0">
            <text:p>0</text:p>
          </table:table-cell>
          <table:table-cell table:style-name="ce8" table:formula="oooc:=[.E43]/[.D43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4];&quot;.*jg.*&quot;)" office:value-type="float" office:value="10">
            <text:p>10</text:p>
          </table:table-cell>
          <table:table-cell table:style-name="ce7" table:formula="oooc:=DCOUNTA([.A3:.E34];0;[.A54:.B55])" office:value-type="float" office:value="8">
            <text:p>8</text:p>
          </table:table-cell>
          <table:table-cell table:style-name="ce8" table:formula="oooc:=[.E44]/[.D44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4];&quot;.+&quot;)" office:value-type="float" office:value="31">
            <text:p>31</text:p>
          </table:table-cell>
          <table:table-cell table:style-name="ce6" table:formula="oooc:=COUNTIF([.D4:.D34];&quot;.*(done|ready|posted).*&quot;)" office:value-type="float" office:value="20">
            <text:p>20</text:p>
          </table:table-cell>
          <table:table-cell table:style-name="ce9" table:formula="oooc:=[.E46]/[.D46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4/01/2008</text:date>, <text:time>00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4-01T00:28:38</dc:date>
    <meta:editing-cycles>23</meta:editing-cycles>
    <meta:editing-duration>PT4H48M24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